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... Ummm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style-name="ce0"/>
          <table:table-cell table:style-name="ce0"/>
          <table:table-cell table:style-name="ce0" office:value-type="string">
            <text:p>Café Lady
“My... what's the matter? Do you need
the toilet?”</text:p>
          </table:table-cell>
          <table:table-cell table:number-columns-repeated="1020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es, a little... please may I be excused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style-name="ce0"/>
          <table:table-cell table:style-name="ce0"/>
          <table:table-cell table:style-name="ce0" office:value-type="string">
            <text:p>Café Lady
“Goodness gracious, you really shouldn't
have held it for so long! Please, leave
everything to me!”</text:p>
          </table:table-cell>
          <table:table-cell table:number-columns-repeated="1020"/>
        </table:table-row>
        <table:table-row>
          <table:table-cell table:style-name="ce0" office:value-type="string">
            <text:p>・・・はい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Thank you!! ////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！）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*nod*...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style-name="ce0"/>
          <table:table-cell table:style-name="ce0"/>
          <table:table-cell table:style-name="ce0" office:value-type="string">
            <text:p>Café Lady
“You shouldn't hold it until you're
so desperate. Next time, please let me
know sooner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style-name="ce0"/>
          <table:table-cell table:style-name="ce0"/>
          <table:table-cell table:style-name="ce0" office:value-type="string">
            <text:p>Café Lady
“I'll stand in for you. Please hurry off.”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せん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nk you...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